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4cm" fo:margin-left="-0.191cm" table:align="left" style:writing-mode="lr-tb"/>
    </style:style>
    <style:style style:name="Table1.A" style:family="table-column">
      <style:table-column-properties style:column-width="1.439cm"/>
    </style:style>
    <style:style style:name="Table1.B" style:family="table-column">
      <style:table-column-properties style:column-width="12.751cm"/>
    </style:style>
    <style:style style:name="Table1.C" style:family="table-column">
      <style:table-column-properties style:column-width="2.75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C3" style:family="table-cell" style:data-style-name="N37">
      <style:table-cell-properties fo:padding-left="0.191cm" fo:padding-right="0.191cm" fo:padding-top="0cm" fo:padding-bottom="0cm" fo:border="0.018cm solid #00000a"/>
    </style:style>
    <style:style style:name="Table1.A4" style:family="table-cell" style:data-style-name="N10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B4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C4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A5" style:family="table-cell" style:data-style-name="N10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.423cm" fo:margin-bottom="0.423cm"/>
      <style:text-properties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top="0cm" fo:margin-bottom="0cm" fo:line-height="100%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font-size="10pt" fo:language="en" fo:country="US" style:font-size-asian="10pt" style:font-size-complex="10pt"/>
    </style:style>
    <style:style style:name="P7" style:family="paragraph" style:parent-style-name="Standard">
      <style:paragraph-properties fo:margin-top="0cm" fo:margin-bottom="0cm" fo:line-height="100%"/>
      <style:text-properties fo:font-size="10pt" fo:language="ru" fo:country="RU" style:font-size-asian="10pt" style:font-size-complex="10pt"/>
    </style:style>
    <style:style style:name="P8" style:family="paragraph" style:parent-style-name="Standard">
      <style:paragraph-properties fo:margin-top="0cm" fo:margin-bottom="0cm" fo:line-height="100%"/>
      <style:text-properties fo:color="#000000" fo:font-size="10pt" style:font-size-asian="10pt" style:font-size-complex="10pt"/>
    </style:style>
    <style:style style:name="P9" style:family="paragraph" style:parent-style-name="Standard" style:master-page-name="Standard">
      <style:paragraph-properties fo:margin-top="0cm" fo:margin-bottom="0.423cm"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fo:line-height="100%"/>
      <style:text-properties fo:color="#000000" fo:font-size="10pt" style:font-size-asian="10pt" style:font-size-complex="10pt"/>
    </style:style>
    <style:style style:name="P11" style:family="paragraph" style:parent-style-name="Standard">
      <style:paragraph-properties fo:margin-top="0cm" fo:margin-bottom="0cm" fo:line-height="100%"/>
      <style:text-properties fo:font-size="10pt" fo:language="ru" fo:country="RU" style:font-size-asian="10pt" style:font-size-complex="10pt"/>
    </style:style>
    <style:style style:name="P12" style:family="paragraph" style:parent-style-name="List_20_Paragraph" style:list-style-name="WWNum5">
      <style:paragraph-properties fo:margin-top="0.432cm" fo:margin-bottom="0.432cm"/>
      <style:text-properties fo:font-size="10pt" style:font-size-asian="10pt" style:font-size-complex="10pt"/>
    </style:style>
    <style:style style:name="P13" style:family="paragraph" style:parent-style-name="List_20_Paragraph" style:list-style-name="WWNum5">
      <style:paragraph-properties fo:margin-top="0.432cm" fo:margin-bottom="0.432cm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14" style:family="paragraph" style:parent-style-name="List_20_Paragraph" style:list-style-name="WWNum5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List_20_Paragraph" style:list-style-name="WWNum5">
      <style:paragraph-properties fo:margin-top="0cm" fo:margin-bottom="0cm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16" style:family="paragraph" style:parent-style-name="List_20_Paragraph" style:list-style-name="WWNum1">
      <style:paragraph-properties fo:margin-top="0cm" fo:margin-bottom="0cm"/>
      <style:text-properties style:font-name="Calibri1" fo:font-size="10pt" style:font-size-asian="10pt" style:font-size-complex="10pt"/>
    </style:style>
    <style:style style:name="P17" style:family="paragraph" style:parent-style-name="List_20_Paragraph" style:list-style-name="WWNum1">
      <style:paragraph-properties fo:margin-top="0cm" fo:margin-bottom="0cm"/>
      <style:text-properties style:font-name="Calibri1" fo:font-size="10pt" fo:language="en" fo:country="US" style:font-size-asian="10pt" style:font-size-complex="10pt"/>
    </style:style>
    <style:style style:name="P18" style:family="paragraph" style:parent-style-name="List_20_Paragraph" style:list-style-name="WWNum5">
      <style:paragraph-properties fo:margin-top="0cm" fo:margin-bottom="0cm"/>
      <style:text-properties style:use-window-font-color="true" fo:font-size="10pt" fo:language="ru" fo:country="RU" fo:font-weight="normal" style:font-size-asian="10pt" style:font-weight-asian="normal" style:font-size-complex="10pt" style:font-weight-complex="normal"/>
    </style:style>
    <style:style style:name="P19" style:family="paragraph" style:parent-style-name="List_20_Paragraph" style:list-style-name="WWNum5">
      <style:paragraph-properties fo:margin-top="0.423cm" fo:margin-bottom="0.423cm"/>
      <style:text-properties fo:font-size="10pt" style:font-size-asian="10pt" style:font-size-complex="10pt"/>
    </style:style>
    <style:style style:name="P20" style:family="paragraph" style:parent-style-name="List_20_Paragraph" style:list-style-name="WWNum5">
      <style:paragraph-properties fo:margin-left="1.249cm" fo:margin-right="0cm" fo:margin-top="0.432cm" fo:margin-bottom="0.432cm" fo:text-indent="-0.635cm" style:auto-text-indent="false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21" style:family="paragraph" style:parent-style-name="List_20_Paragraph" style:list-style-name="WWNum5">
      <style:paragraph-properties fo:margin-left="2.498cm" fo:margin-right="0cm" fo:margin-top="0cm" fo:margin-bottom="0cm" fo:text-indent="-0.635cm" style:auto-text-indent="false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22" style:family="paragraph" style:parent-style-name="List_20_Paragraph" style:list-style-name="WWNum5">
      <style:paragraph-properties fo:margin-left="2.498cm" fo:margin-right="0cm" fo:margin-top="0cm" fo:margin-bottom="0cm" fo:text-indent="-0.635cm" style:auto-text-indent="false"/>
      <style:text-properties fo:font-size="10pt" style:font-size-asian="10pt" style:font-size-complex="10pt"/>
    </style:style>
    <style:style style:name="P23" style:family="paragraph" style:parent-style-name="List_20_Paragraph">
      <style:paragraph-properties fo:margin-left="0cm" fo:margin-right="0cm" fo:margin-top="0cm" fo:margin-bottom="0cm" fo:text-indent="0cm" style:auto-text-indent="false"/>
      <style:text-properties style:font-name="Calibri1" fo:font-size="10pt" fo:language="en" fo:country="US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ru" fo:country="RU"/>
    </style:style>
    <style:style style:name="T5" style:family="text">
      <style:text-properties fo:font-weight="bold" style:font-weight-asian="bold"/>
    </style:style>
    <style:style style:name="T6" style:family="text">
      <style:text-properties style:use-window-font-color="true"/>
    </style:style>
    <style:style style:name="T7" style:family="text">
      <style:text-properties fo:language="ru" fo:country="RU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лан индивидуального развития младшего тестировщика Константинова Влада.</text:p>
      <text:p text:style-name="P1">Основные рабочие активности и практические навыки до 31.12.2017:</text:p>
      <text:list xml:id="list8380868265930997648" text:style-name="WWNum5">
        <text:list-item>
          <text:p text:style-name="P12"><text:span text:style-name="T6">Выполнение</text:span> работ по ручному тестированию, в рамках проектов компании.</text:p>
          <text:list>
            <text:list-item>
              <text:p text:style-name="P14">Подготовка данных для тестирования</text:p>
            </text:list-item>
            <text:list-item>
              <text:p text:style-name="P14">Ручное тестирование <text:span text:style-name="T1">web-</text:span>приложений</text:p>
            </text:list-item>
            <text:list-item>
              <text:p text:style-name="P14">Ручное тестирование <text:span text:style-name="T1">desktop-</text:span>приложений</text:p>
            </text:list-item>
            <text:list-item>
              <text:p text:style-name="P14">Ручное тестирование приложений для мобильных платформ.</text:p>
            </text:list-item>
          </text:list>
        </text:list-item>
        <text:list-item>
          <text:p text:style-name="P19">Выполнение работ по тест-дизайн</text:p>
          <text:list>
            <text:list-item>
              <text:p text:style-name="P14">Определение и обоснование требуемых данных для тестирования.</text:p>
            </text:list-item>
            <text:list-item>
              <text:p text:style-name="P14">Определение и разработка тестовых сценариев, на тех проектах, где ведется полная тестовая документация.</text:p>
            </text:list-item>
            <text:list-item>
              <text:p text:style-name="P14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4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5">Использование инструмента управления тестовой документацией, принятого на проекте.</text:p>
            </text:list-item>
            <text:list-item>
              <text:p text:style-name="P15">Обновление тестовой документации, после валидации исправленного несоответствия.</text:p>
            </text:list-item>
          </text:list>
        </text:list-item>
        <text:list-item>
          <text:p text:style-name="P20">Выполнение задач по нагрузочному тестированию <text:span text:style-name="T1">web – </text:span>приложений.</text:p>
          <text:list>
            <text:list-item>
              <text:p text:style-name="P15">Разработка скриптов на Apache jMeter для нагрузочного и функционального тестирования приложений и сервисов.</text:p>
            </text:list-item>
            <text:list-item>
              <text:p text:style-name="P15">Подготовка необходимых данных для тестирования<text:span text:style-name="T5">.</text:span></text:p>
            </text:list-item>
            <text:list-item>
              <text:p text:style-name="P18">Запуск тестов нагрузочного тестирования на рабочей станции (локально, удаленно) или на облачном решении генератора нагрузки (Blazemeter).</text:p>
            </text:list-item>
            <text:list-item>
              <text:p text:style-name="P14">Сбор и анализ метрик производительности.</text:p>
            </text:list-item>
            <text:list-item>
              <text:p text:style-name="P18">Сбор и анализ результатов использования ресурсов.</text:p>
            </text:list-item>
            <text:list-item>
              <text:p text:style-name="P18">Поддержание скриптов нагрузочного тестирования в актуальном состоянии в репозитории.</text:p>
            </text:list-item>
          </text:list>
        </text:list-item>
        <text:list-item>
          <text:p text:style-name="P13">Выполнение задач по автоматизированному тестированию <text:span text:style-name="T1">web – </text:span>приложений.</text:p>
          <text:list>
            <text:list-item>
              <text:p text:style-name="P21">Подготовка окружений и инструментов для создания и запуска авто-тестов</text:p>
            </text:list-item>
            <text:list-item>
              <text:p text:style-name="P21">Подготовка необходимых данных и сценариев для создания и запуска тестов<text:span text:style-name="T5">.</text:span></text:p>
            </text:list-item>
            <text:list-item>
              <text:p text:style-name="P18">Запуск авто-тестов на выполнение, сбор и анализ результатов прогона.</text:p>
            </text:list-item>
            <text:list-item>
              <text:p text:style-name="P22">Поддержание авто-тестов в актуальном состоянии.</text:p>
            </text:list-item>
          </text:list>
        </text:list-item>
      </text:list>
      <text:p text:style-name="P2">Теоретические знания и практические навыки, помимо перечисленных в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Знание</text:p>
          </table:table-cell>
          <table:table-cell table:style-name="Table1.A1" office:value-type="string">
            <text:p text:style-name="P4">Срок</text:p>
          </table:table-cell>
        </table:table-row>
        <table:table-row table:style-name="Table1.1">
          <table:table-cell table:style-name="Table1.A1" office:value-type="string">
            <text:p text:style-name="P5">1.</text:p>
          </table:table-cell>
          <table:table-cell table:style-name="Table1.A1" office:value-type="string">
            <text:p text:style-name="P5">Знание теоретических основ тестирования приложений, согласно <text:span text:style-name="T1">ISTQB</text:span> <text:span text:style-name="T1">foundation</text:span> <text:span text:style-name="T1">level</text:span>. (главы 1-4)</text:p>
          </table:table-cell>
          <table:table-cell table:style-name="Table1.A1" office:value-type="string">
            <text:p text:style-name="P6"><text:span text:style-name="T7">30.06.</text:span>17</text:p>
          </table:table-cell>
        </table:table-row>
        <table:table-row table:style-name="Table1.1">
          <table:table-cell table:style-name="Table1.A1" office:value-type="string">
            <text:p text:style-name="P6">2.</text:p>
          </table:table-cell>
          <table:table-cell table:style-name="Table1.A1" office:value-type="string">
            <text:p text:style-name="P8">Знание основных элементов архитектуры web-приложений. <text:s/>Знание <text:span text:style-name="T1">HTTP </text:span><text:span text:style-name="T7">протокола.</text:span></text:p>
          </table:table-cell>
          <table:table-cell table:style-name="Table1.C3" office:value-type="date" office:date-value="2017-08-31">
            <text:p text:style-name="P7">31.08.17</text:p>
          </table:table-cell>
        </table:table-row>
        <table:table-row table:style-name="Table1.1">
          <table:table-cell table:style-name="Table1.A4" office:value-type="float" office:value="42889">
            <text:p text:style-name="P7">3.</text:p>
          </table:table-cell>
          <table:table-cell table:style-name="Table1.B4" office:value-type="string">
            <text:p text:style-name="P8">Знание основных подходов в тестировании web приложений, desktop приложений и приложений для мобильных платформ.</text:p>
          </table:table-cell>
          <table:table-cell table:style-name="Table1.C4" office:value-type="date" office:date-value="2017-07-31">
            <text:p text:style-name="P7">31.07.17</text:p>
          </table:table-cell>
        </table:table-row>
        <table:table-row table:style-name="Table1.1">
          <table:table-cell table:style-name="Table1.A5" office:value-type="float" office:value="42493">
            <text:p text:style-name="P5"><text:span text:style-name="T1">4</text:span>.</text:p>
          </table:table-cell>
          <table:table-cell table:style-name="Table1.A1" office:value-type="string">
            <text:p text:style-name="P5">Знание и умение пользоваться основными и продвинутыми техниками <text:s/>тест-дизайн.</text:p>
          </table:table-cell>
          <table:table-cell table:style-name="Table1.C3" office:value-type="date" office:date-value="2017-09-30">
            <text:p text:style-name="P7">30.09.17</text:p>
          </table:table-cell>
        </table:table-row>
        <table:table-row table:style-name="Table1.1">
          <table:table-cell table:style-name="Table1.A4" office:value-type="float" office:value="0">
            <text:p text:style-name="P5"><text:span text:style-name="T1">5</text:span>.</text:p>
          </table:table-cell>
          <table:table-cell table:style-name="Table1.B4" office:value-type="string">
            <text:p text:style-name="P5">Знание Apache jmeter. Знание и умение использовать основные компоненты <text:soft-page-break/>jmeter для разработки нагрузочных и функциональных тестов.</text:p>
          </table:table-cell>
          <table:table-cell table:style-name="Table1.C4" office:value-type="date" office:date-value="2017-10-31">
            <text:p text:style-name="P7">31.10.1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6</text:span>.</text:p>
          </table:table-cell>
          <table:table-cell table:style-name="Table1.A1" office:value-type="string">
            <text:p text:style-name="P8">Знание <text:span text:style-name="T1">Selenium + web-driver.</text:span></text:p>
          </table:table-cell>
          <table:table-cell table:style-name="Table1.C3" office:value-type="date" office:date-value="2017-12-31">
            <text:p text:style-name="P6">31.12.17</text:p>
          </table:table-cell>
        </table:table-row>
        <table:table-row table:style-name="Table1.1">
          <table:table-cell table:style-name="Table1.B4" office:value-type="string">
            <text:p text:style-name="P5"><text:span text:style-name="T1">7</text:span>.</text:p>
          </table:table-cell>
          <table:table-cell table:style-name="Table1.B4" office:value-type="string">
            <text:p text:style-name="P5">Прохождение курса по программированию на <text:span text:style-name="T1">JAVA (</text:span><text:span text:style-name="T7">для тестирвщиков</text:span><text:span text:style-name="T1">). </text:span><text:span text:style-name="T4"><text:s/>Знание </text:span><text:span text:style-name="T3">JAVA</text:span><text:span text:style-name="T4"> на уровне достаточном для написания авто-тестов на основе существующих </text:span><text:span text:style-name="T3">framework</text:span><text:span text:style-name="T4">’ов (</text:span><text:span text:style-name="T3">Selenium</text:span><text:span text:style-name="T4">)</text:span></text:p>
          </table:table-cell>
          <table:table-cell table:style-name="Table1.C4" office:value-type="date" office:date-value="2017-11-30">
            <text:p text:style-name="P7">30.11.17</text:p>
          </table:table-cell>
        </table:table-row>
      </table:table>
      <text:p text:style-name="P3"><text:span text:style-name="T5">Рекомендуемая литература (загружена в </text:span><text:span text:style-name="T2">Wiki</text:span><text:span text:style-name="T5"> проекта управления качеством):</text:span></text:p>
      <text:list xml:id="list5693307786532954670" text:style-name="WWNum1">
        <text:list-item>
          <text:p text:style-name="P16">Канер, Фолк. Тестирование программного обеспечения.</text:p>
        </text:list-item>
        <text:list-item>
          <text:p text:style-name="P17">Lee Copeland. Practitioner’s guide to software test design.</text:p>
        </text:list-item>
        <text:list-item>
          <text:p text:style-name="P16">Стандарт <text:span text:style-name="T1">RFC 2</text:span>6<text:span text:style-name="T1">16. HTTP </text:span>протокол.</text:p>
        </text:list-item>
        <text:list-item>
          <text:p text:style-name="P16">ISTQB foundation level syllabus 2011.</text:p>
        </text:list-item>
        <text:list-item>
          <text:p text:style-name="P16">Microsoft performance testing guide.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editing-cycles>22</meta:editing-cycles>
    <meta:creation-date>2016-02-08T13:28:00</meta:creation-date>
    <dc:date>2017-06-14T14:26:14.07</dc:date>
    <meta:editing-duration>PT3H39M42S</meta:editing-duration>
    <meta:generator>OpenOffice/4.1.2$Win32 OpenOffice.org_project/412m3$Build-9782</meta:generator>
    <dc:creator>Firsanov Konstantin</dc:creator>
    <meta:document-statistic meta:table-count="1" meta:image-count="0" meta:object-count="0" meta:page-count="2" meta:paragraph-count="57" meta:word-count="391" meta:character-count="3039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